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1D35AC95A219EDEB9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8508df" officeooo:paragraph-rsid="008508d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8f2fbe" officeooo:paragraph-rsid="008f2fbe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8f2fbe" officeooo:paragraph-rsid="008f4c0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8f4c09" officeooo:paragraph-rsid="008f4c09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8f56af" officeooo:paragraph-rsid="008f56af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91ea9e" officeooo:paragraph-rsid="0091ea9e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9231d1" officeooo:paragraph-rsid="009231d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92ba1a" officeooo:paragraph-rsid="0092ba1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94cedf" officeooo:paragraph-rsid="0094cedf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a96f5d" officeooo:paragraph-rsid="00a96f5d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13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4" style:family="paragraph" style:parent-style-name="Standard">
      <style:text-properties fo:font-size="11pt" fo:font-weight="normal" officeooo:rsid="007e8285" officeooo:paragraph-rsid="007e8285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7e8285" officeooo:paragraph-rsid="00806b0a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806b0a" officeooo:paragraph-rsid="00806b0a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80a372" officeooo:paragraph-rsid="0080a372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80a372" officeooo:paragraph-rsid="00815f9e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815f9e" officeooo:paragraph-rsid="00815f9e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815f9e" officeooo:paragraph-rsid="00876bac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87c6b6" officeooo:paragraph-rsid="0087c6b6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880caa" officeooo:paragraph-rsid="00880caa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7b510e" officeooo:paragraph-rsid="0059daa6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98a7d7" officeooo:paragraph-rsid="0098a7d7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9a3dac" officeooo:paragraph-rsid="009a3dac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9abe43" officeooo:paragraph-rsid="009abe43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9c81ce" officeooo:paragraph-rsid="009c81ce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9e670d" officeooo:paragraph-rsid="009e670d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a5ddaa" officeooo:paragraph-rsid="00a5ddaa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a641db" officeooo:paragraph-rsid="00a641db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a76d7c" officeooo:paragraph-rsid="00a76d7c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a96f5d" officeooo:paragraph-rsid="00a96f5d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ab4a82" officeooo:paragraph-rsid="00ab4a82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abc156" officeooo:paragraph-rsid="00abc156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ae4f48" officeooo:paragraph-rsid="00ae4f48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officeooo:rsid="001d2f67" officeooo:paragraph-rsid="001d2f67"/>
    </style:style>
    <style:style style:name="P38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39" style:family="paragraph" style:parent-style-name="Standard">
      <style:text-properties fo:font-size="11pt" fo:font-weight="normal" officeooo:rsid="0085f2d7" officeooo:paragraph-rsid="008f2fbe" style:font-size-asian="9.60000038146973pt" style:font-weight-asian="normal" style:font-size-complex="11pt" style:font-weight-complex="normal"/>
    </style:style>
    <style:style style:name="T1" style:family="text">
      <style:text-properties officeooo:rsid="00815f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15f9e" style:font-weight-asian="bold" style:font-weight-complex="bold"/>
    </style:style>
    <style:style style:name="T4" style:family="text">
      <style:text-properties fo:font-weight="bold" officeooo:rsid="008740c7" style:font-weight-asian="bold" style:font-weight-complex="bold"/>
    </style:style>
    <style:style style:name="T5" style:family="text">
      <style:text-properties fo:font-weight="bold" officeooo:rsid="009e670d" style:font-weight-asian="bold" style:font-weight-complex="bold"/>
    </style:style>
    <style:style style:name="T6" style:family="text">
      <style:text-properties officeooo:rsid="0083a1eb"/>
    </style:style>
    <style:style style:name="T7" style:family="text">
      <style:text-properties officeooo:rsid="008740c7"/>
    </style:style>
    <style:style style:name="T8" style:family="text">
      <style:text-properties officeooo:rsid="00876bac"/>
    </style:style>
    <style:style style:name="T9" style:family="text">
      <style:text-properties officeooo:rsid="00880caa"/>
    </style:style>
    <style:style style:name="T10" style:family="text">
      <style:text-properties officeooo:rsid="008f4c09"/>
    </style:style>
    <style:style style:name="T11" style:family="text">
      <style:text-properties officeooo:rsid="0098a7d7"/>
    </style:style>
    <style:style style:name="T12" style:family="text">
      <style:text-properties officeooo:rsid="009d406e"/>
    </style:style>
    <style:style style:name="T13" style:family="text">
      <style:text-properties officeooo:rsid="009e670d"/>
    </style:style>
    <style:style style:name="T14" style:family="text">
      <style:text-properties officeooo:rsid="00a641db"/>
    </style:style>
    <style:style style:name="T15" style:family="text">
      <style:text-properties officeooo:rsid="00aafce0"/>
    </style:style>
    <style:style style:name="T16" style:family="text">
      <style:text-properties officeooo:rsid="00ad17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EXERCICE ATELIER</text:p>
      <text:p text:style-name="P13"/>
      <text:p text:style-name="P12"/>
      <text:p text:style-name="P37"/>
      <text:p text:style-name="P37"><draw:frame draw:style-name="fr1" draw:name="Image1" text:anchor-type="char" svg:width="19.004cm" svg:height="11.218cm" draw:z-index="0"><draw:image xlink:href="Pictures/1000000100000317000001D35AC95A219EDEB92B.png" xlink:type="simple" xlink:show="embed" xlink:actuate="onLoad" draw:mime-type="image/png"/></draw:frame></text:p>
      <text:p text:style-name="Standard"/>
      <text:p text:style-name="P24"/>
      <text:p text:style-name="P1"/>
      <text:p text:style-name="P1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4T09:55:59.350000000</dc:date>
    <meta:editing-duration>PT11H55M39S</meta:editing-duration>
    <meta:editing-cycles>129</meta:editing-cycles>
    <meta:document-statistic meta:table-count="0" meta:image-count="1" meta:object-count="0" meta:page-count="1" meta:paragraph-count="1" meta:word-count="2" meta:character-count="16" meta:non-whitespace-character-count="15"/>
  </office:meta>
</office:document-meta>
</file>